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187bd2"/>
    </style:style>
    <style:style style:name="P2" style:family="paragraph" style:parent-style-name="Heading_20_3">
      <style:text-properties officeooo:paragraph-rsid="00187bd2"/>
    </style:style>
    <style:style style:name="P3" style:family="paragraph" style:parent-style-name="Heading_20_3">
      <style:text-properties officeooo:paragraph-rsid="00186476"/>
    </style:style>
    <style:style style:name="P4" style:family="paragraph" style:parent-style-name="Heading_20_3">
      <style:paragraph-properties fo:break-before="page"/>
    </style:style>
    <style:style style:name="P5" style:family="paragraph" style:parent-style-name="Horizontal_20_Line">
      <style:text-properties fo:font-size="12pt" style:font-size-asian="12pt" style:font-size-complex="12pt"/>
    </style:style>
    <style:style style:name="P6" style:family="paragraph" style:parent-style-name="Quotations">
      <style:text-properties officeooo:paragraph-rsid="0024701c"/>
    </style:style>
    <style:style style:name="P7" style:family="paragraph" style:parent-style-name="Text_20_body">
      <style:text-properties officeooo:paragraph-rsid="001c849c"/>
    </style:style>
    <style:style style:name="P8" style:family="paragraph" style:parent-style-name="Text_20_body">
      <style:text-properties officeooo:paragraph-rsid="00222a18"/>
    </style:style>
    <style:style style:name="P9" style:family="paragraph" style:parent-style-name="Text_20_body">
      <style:text-properties officeooo:paragraph-rsid="00280462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2">
      <style:text-properties officeooo:paragraph-rsid="00187bd2"/>
    </style:style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P16" style:family="paragraph" style:parent-style-name="Text_20_body" style:list-style-name="L5">
      <style:text-properties fo:language="en" fo:country="US" officeooo:rsid="001d48ee" officeooo:paragraph-rsid="001d48ee"/>
    </style:style>
    <style:style style:name="P17" style:family="paragraph" style:parent-style-name="Text_20_body" style:list-style-name="L6"/>
    <style:style style:name="P18" style:family="paragraph" style:parent-style-name="Text_20_body" style:list-style-name="L7"/>
    <style:style style:name="P19" style:family="paragraph" style:parent-style-name="Text_20_body" style:list-style-name="L8"/>
    <style:style style:name="P20" style:family="paragraph" style:parent-style-name="Text_20_body" style:list-style-name="L9"/>
    <style:style style:name="P21" style:family="paragraph" style:parent-style-name="Text_20_body" style:list-style-name="L10"/>
    <style:style style:name="T1" style:family="text">
      <style:text-properties officeooo:rsid="00185a00"/>
    </style:style>
    <style:style style:name="T2" style:family="text">
      <style:text-properties fo:font-weight="bold" officeooo:rsid="00185a0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85a00" style:font-weight-asian="normal" style:font-weight-complex="normal"/>
    </style:style>
    <style:style style:name="T5" style:family="text">
      <style:text-properties officeooo:rsid="00187bd2"/>
    </style:style>
    <style:style style:name="T6" style:family="text">
      <style:text-properties officeooo:rsid="0019639f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officeooo:rsid="001ada4a"/>
    </style:style>
    <style:style style:name="T10" style:family="text">
      <style:text-properties officeooo:rsid="001c849c"/>
    </style:style>
    <style:style style:name="T11" style:family="text">
      <style:text-properties officeooo:rsid="001d48ee"/>
    </style:style>
    <style:style style:name="T12" style:family="text">
      <style:text-properties fo:language="en" fo:country="US" officeooo:rsid="001dd75b"/>
    </style:style>
    <style:style style:name="T13" style:family="text">
      <style:text-properties fo:language="en" fo:country="US" officeooo:rsid="00222a18"/>
    </style:style>
    <style:style style:name="T14" style:family="text">
      <style:text-properties fo:language="en" fo:country="US" officeooo:rsid="0023d6dd"/>
    </style:style>
    <style:style style:name="T15" style:family="text">
      <style:text-properties fo:language="en" fo:country="US" fo:font-weight="bold" officeooo:rsid="00185a00" style:font-weight-asian="bold" style:font-weight-complex="bold"/>
    </style:style>
    <style:style style:name="T16" style:family="text">
      <style:text-properties fo:language="en" fo:country="US" fo:font-weight="bold" officeooo:rsid="0024701c" style:font-weight-asian="bold" style:font-weight-complex="bold"/>
    </style:style>
    <style:style style:name="T17" style:family="text">
      <style:text-properties fo:language="en" fo:country="US" officeooo:rsid="00264c3d"/>
    </style:style>
    <style:style style:name="T18" style:family="text">
      <style:text-properties officeooo:rsid="00222a18"/>
    </style:style>
    <style:style style:name="T19" style:family="text">
      <style:text-properties fo:font-size="14pt" style:font-size-asian="14pt" style:font-size-complex="14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🧩 <text:span text:style-name="Strong_20_Emphasis">1. Personal Information</text:span></text:h>
      <text:list text:style-name="L1">
        <text:list-item>
          <text:p text:style-name="P10">Full name: <text:span text:style-name="T4">Gabriel Santana de Menezes</text:span></text:p>
        </text:list-item>
        <text:list-item>
          <text:p text:style-name="P10"><text:span text:style-name="T17">Country</text:span>: <text:span text:style-name="T1">Brazil</text:span></text:p>
        </text:list-item>
        <text:list-item>
          <text:p text:style-name="P10">Email: <text:span text:style-name="T1">gabrielufmscc@gmail.com</text:span></text:p>
        </text:list-item>
        <text:list-item>
          <text:p text:style-name="P10"><text:span text:style-name="T13">Github</text:span>: <text:a xlink:type="simple" xlink:href="https://github.com/gabrielsmenezes" text:style-name="Internet_20_link" text:visited-style-name="Visited_20_Internet_20_Link">https://github.com/gabrielsmenezes</text:a></text:p>
        </text:list-item>
      </text:list>
      <text:p text:style-name="Horizontal_20_Line"/>
      <text:h text:style-name="Heading_20_3" text:outline-level="3">🎯 <text:span text:style-name="Strong_20_Emphasis">2. Professional Objective</text:span></text:h>
      <text:p text:style-name="P6">To work as a Software Engineer focused on developing scalable, maintainable, and high-performance systems, contributing to a collaborative and innovative environment. <text:span text:style-name="T1">Focusing </text:span><text:span text:style-name="T14">on</text:span><text:span text:style-name="T1"> three main goals: </text:span><text:span text:style-name="T2">to help </text:span><text:span text:style-name="T15">colle</text:span><text:span text:style-name="T16">a</text:span><text:span text:style-name="T15">ges</text:span><text:span text:style-name="T2"> to grow together, satisfy customer needs and build consice software and following good </text:span><text:span text:style-name="T15">pra</text:span><text:span text:style-name="T16">c</text:span><text:span text:style-name="T15">tices</text:span><text:span text:style-name="T2">.</text:span></text:p>
      <text:p text:style-name="Horizontal_20_Line"/>
      <text:h text:style-name="Heading_20_3" text:outline-level="3">💼 <text:span text:style-name="Strong_20_Emphasis">3. Professional Experience</text:span></text:h>
      <text:p text:style-name="Text_20_body"><text:span text:style-name="Strong_20_Emphasis"><text:span text:style-name="T5">Software Engineer</text:span></text:span><text:span text:style-name="Strong_20_Emphasis"> — SENAI Innovation Department, Mato Grosso do Sul</text:span></text:p>
      <text:p text:style-name="Text_20_body"><text:span text:style-name="Emphasis"><text:span text:style-name="T6">January</text:span></text:span><text:span text:style-name="Emphasis"> </text:span><text:span text:style-name="Emphasis"><text:span text:style-name="T6">2024</text:span></text:span><text:span text:style-name="Emphasis"> – December 2025</text:span></text:p>
      <text:list text:style-name="L2">
        <text:list-item>
          <text:p text:style-name="P11">Developed a full-stack system for over <text:span text:style-name="Strong_20_Emphasis">300,000 users</text:span> using <text:span text:style-name="Strong_20_Emphasis">Quarkus</text:span>, <text:span text:style-name="Strong_20_Emphasis">React</text:span>, and <text:span text:style-name="Strong_20_Emphasis">Next.js</text:span>.</text:p>
        </text:list-item>
        <text:list-item>
          <text:p text:style-name="P11">Optimized database queries with <text:span text:style-name="Strong_20_Emphasis">CriteriaBuilder</text:span> and <text:span text:style-name="Strong_20_Emphasis">SQL Views</text:span>, improving performance.</text:p>
        </text:list-item>
        <text:list-item>
          <text:p text:style-name="P12">Structured backend architecture <text:span text:style-name="T5">with</text:span> <text:span text:style-name="Strong_20_Emphasis">service-per-action pattern</text:span> for microservices.</text:p>
        </text:list-item>
        <text:list-item>
          <text:p text:style-name="P11">Implemented <text:span text:style-name="Strong_20_Emphasis">Keycloak</text:span>, <text:span text:style-name="Strong_20_Emphasis">MinIO</text:span>, and <text:span text:style-name="Strong_20_Emphasis">Docker</text:span> for security, storage, and deployment.</text:p>
        </text:list-item>
        <text:list-item>
          <text:p text:style-name="P11">Participated in <text:span text:style-name="Strong_20_Emphasis">sprint planning</text:span>, mentoring juniors and managing production deployments.</text:p>
        </text:list-item>
      </text:list>
      <text:p text:style-name="P1"><text:s/></text:p>
      <text:h text:style-name="P2" text:outline-level="3"><text:span text:style-name="Strong_20_Emphasis"><text:span text:style-name="T7">Full Stack Developer — SENAI Innovation Department, Mato Grosso do Sul</text:span></text:span></text:h>
      <text:p text:style-name="Text_20_body"><text:span text:style-name="Emphasis"><text:span text:style-name="T10">June</text:span></text:span><text:span text:style-name="Emphasis"> 202</text:span><text:span text:style-name="Emphasis"><text:span text:style-name="T10">3</text:span></text:span><text:span text:style-name="Emphasis"> – December 202</text:span><text:span text:style-name="Emphasis"><text:span text:style-name="T9">3</text:span></text:span></text:p>
      <text:p text:style-name="Text_20_body"><text:span text:style-name="Strong_20_Emphasis">Industrial Device Integration Platform (Sep 2022 – Dec 2023)</text:span></text:p>
      <text:list text:style-name="L3">
        <text:list-item>
          <text:p text:style-name="P13">Developed a <text:span text:style-name="Strong_20_Emphasis">monolithic backend</text:span> in <text:span text:style-name="Strong_20_Emphasis">TypeScript (Node.js)</text:span> with <text:span text:style-name="Strong_20_Emphasis">React</text:span> web and <text:span text:style-name="Strong_20_Emphasis">React Native</text:span> apps.</text:p>
        </text:list-item>
        <text:list-item>
          <text:p text:style-name="P13">Implemented secure <text:span text:style-name="Strong_20_Emphasis">hardware communication protocol</text:span> using <text:span text:style-name="Strong_20_Emphasis">HMAC</text:span> and <text:span text:style-name="Strong_20_Emphasis">Blowfish</text:span> encryption for packet-based messaging.</text:p>
        </text:list-item>
        <text:list-item>
          <text:p text:style-name="P13">Designed byte-level operations for device commands and firmware control.</text:p>
        </text:list-item>
        <text:list-item>
          <text:p text:style-name="P13">Built a <text:span text:style-name="Strong_20_Emphasis">field-level audit system</text:span> logging all changes with user and timestamp data.</text:p>
        </text:list-item>
        <text:list-item>
          <text:p text:style-name="P13">Created <text:span text:style-name="Strong_20_Emphasis">Docker deployment scripts</text:span> and configured <text:span text:style-name="Strong_20_Emphasis">Nginx</text:span> as a reverse proxy.</text:p>
        </text:list-item>
      </text:list>
      <text:p text:style-name="P1"><text:span text:style-name="Strong_20_Emphasis"/></text:p>
      <text:h text:style-name="P3" text:outline-level="3"><text:soft-page-break/><text:span text:style-name="Strong_20_Emphasis">Software Engineer — Flood Risk Prediction Platform</text:span></text:h>
      <text:p text:style-name="P7"><text:span text:style-name="Emphasis"><text:span text:style-name="T10">September</text:span></text:span><text:span text:style-name="Emphasis"> 2022 – </text:span><text:span text:style-name="Emphasis"><text:span text:style-name="T10">May</text:span></text:span><text:span text:style-name="Emphasis"> 202</text:span><text:span text:style-name="Emphasis"><text:span text:style-name="T10">3</text:span></text:span></text:p>
      <text:list text:style-name="L4">
        <text:list-item>
          <text:p text:style-name="P14">Developed a flood-risk monitoring platform integrating <text:span text:style-name="Strong_20_Emphasis">hydrological data (ANA)</text:span> and <text:span text:style-name="Strong_20_Emphasis">rainfall data (NASA NC4)</text:span>.</text:p>
        </text:list-item>
        <text:list-item>
          <text:p text:style-name="P14">Integrated a pre-trained <text:span text:style-name="Strong_20_Emphasis">AI prediction model</text:span> into a <text:span text:style-name="Strong_20_Emphasis">Java microservice</text:span> to estimate river level variations.</text:p>
        </text:list-item>
        <text:list-item>
          <text:p text:style-name="P14">Designed multiple <text:span text:style-name="Strong_20_Emphasis">Quarkus microservices</text:span> for data ingestion, AI orchestration, and frontend integration, plus one in <text:span text:style-name="Strong_20_Emphasis">Python</text:span> for NASA data extraction.</text:p>
        </text:list-item>
        <text:list-item>
          <text:p text:style-name="P14">Implemented <text:span text:style-name="Strong_20_Emphasis">parallel data processing</text:span> and model training workflows, improving system scalability.</text:p>
        </text:list-item>
        <text:list-item>
          <text:p text:style-name="P14">Built a <text:span text:style-name="Strong_20_Emphasis">dashboard</text:span> in <text:span text:style-name="Strong_20_Emphasis">React</text:span> to monitor prediction status and control monitoring points.</text:p>
        </text:list-item>
        <text:list-item>
          <text:p text:style-name="P14">Processed and sliced large-scale <text:span text:style-name="Strong_20_Emphasis">NC4 geospatial images</text:span> to map Brazilian river basins with high precision.</text:p>
        </text:list-item>
      </text:list>
      <text:p text:style-name="Horizontal_20_Line"/>
      <text:h text:style-name="Heading_20_3" text:outline-level="3">🎓 <text:span text:style-name="Strong_20_Emphasis">4. Education</text:span></text:h>
      <text:list text:style-name="L5">
        <text:list-item>
          <text:p text:style-name="P15">Degree / Major: <text:span text:style-name="T11">Master in Computer Science </text:span></text:p>
        </text:list-item>
        <text:list-item>
          <text:p text:style-name="P16">Research Area: Exploring code samples characteristics and their impacts on software ecosystems</text:p>
        </text:list-item>
        <text:list-item>
          <text:p text:style-name="P15">Institution: <text:span text:style-name="T12">Universidade Federal de Mato Grosso do Sul</text:span></text:p>
        </text:list-item>
        <text:list-item>
          <text:p text:style-name="P15">Graduation year: <text:span text:style-name="T12">2022</text:span></text:p>
        </text:list-item>
      </text:list>
      <text:p text:style-name="Horizontal_20_Line"/>
      <text:h text:style-name="Heading_20_1" text:outline-level="1"><text:span text:style-name="T19">🧰 </text:span><text:span text:style-name="Strong_20_Emphasis"><text:span text:style-name="T19">5. Technical Skills (Revised &amp; Improved)</text:span></text:span></text:h>
      <text:p text:style-name="P9"><text:span text:style-name="Strong_20_Emphasis"><text:span text:style-name="T19">Experience levels: </text:span></text:span>⭐ = 1 year or less · ⭐⭐ = 1–3 years · ⭐⭐⭐ = 3+ years</text:p>
      <text:h text:style-name="Heading_20_2" text:outline-level="2"><text:span text:style-name="Strong_20_Emphasis"><text:span text:style-name="T19">Backend &amp; Architecture</text:span></text:span></text:h>
      <text:list text:style-name="L6">
        <text:list-item>
          <text:p text:style-name="P17"><text:span text:style-name="Strong_20_Emphasis"><text:span text:style-name="T8">Java</text:span></text:span><text:span text:style-name="T8"> ⭐⭐⭐</text:span></text:p>
        </text:list-item>
        <text:list-item>
          <text:p text:style-name="P17"><text:span text:style-name="Strong_20_Emphasis"><text:span text:style-name="T8">Spring Boot</text:span></text:span><text:span text:style-name="T8"> ⭐⭐⭐</text:span></text:p>
        </text:list-item>
        <text:list-item>
          <text:p text:style-name="P17"><text:span text:style-name="Strong_20_Emphasis"><text:span text:style-name="T8">Quarkus</text:span></text:span><text:span text:style-name="T8"> ⭐⭐⭐</text:span></text:p>
        </text:list-item>
        <text:list-item>
          <text:p text:style-name="P17"><text:span text:style-name="Strong_20_Emphasis"><text:span text:style-name="T8">REST APIs</text:span></text:span><text:span text:style-name="T8"> ⭐⭐⭐</text:span></text:p>
        </text:list-item>
        <text:list-item>
          <text:p text:style-name="P17"><text:span text:style-name="Strong_20_Emphasis"><text:span text:style-name="T8">Microservices Architecture</text:span></text:span><text:span text:style-name="T8"> ⭐⭐</text:span></text:p>
        </text:list-item>
        <text:list-item>
          <text:p text:style-name="P17"><text:span text:style-name="Strong_20_Emphasis"><text:span text:style-name="T8">Authentication &amp; Authorization</text:span></text:span><text:span text:style-name="T8"> ⭐⭐</text:span></text:p>
        </text:list-item>
        <text:list-item>
          <text:p text:style-name="P17"><text:span text:style-name="Strong_20_Emphasis"><text:span text:style-name="T8">Keycloak</text:span></text:span><text:span text:style-name="T8"> ⭐⭐</text:span></text:p>
        </text:list-item>
        <text:list-item>
          <text:p text:style-name="P17"><text:span text:style-name="Strong_20_Emphasis"><text:span text:style-name="T8">SQL Server</text:span></text:span><text:span text:style-name="T8"> ⭐⭐</text:span></text:p>
        </text:list-item>
        <text:list-item>
          <text:p text:style-name="P17"><text:span text:style-name="Strong_20_Emphasis"><text:span text:style-name="T8">PostgreSQL</text:span></text:span><text:span text:style-name="T8"> ⭐⭐</text:span></text:p>
        </text:list-item>
        <text:list-item>
          <text:p text:style-name="P17"><text:soft-page-break/><text:span text:style-name="Strong_20_Emphasis"><text:span text:style-name="T8">MySQL</text:span></text:span><text:span text:style-name="T8"> ⭐⭐</text:span></text:p>
        </text:list-item>
      </text:list>
      <text:p text:style-name="P5"/>
      <text:h text:style-name="Heading_20_2" text:outline-level="2"><text:span text:style-name="Strong_20_Emphasis"><text:span text:style-name="T19">Frontend</text:span></text:span></text:h>
      <text:list text:style-name="L7">
        <text:list-item>
          <text:p text:style-name="P18"><text:span text:style-name="Strong_20_Emphasis"><text:span text:style-name="T8">React</text:span></text:span><text:span text:style-name="T8"> ⭐⭐⭐</text:span></text:p>
        </text:list-item>
        <text:list-item>
          <text:p text:style-name="P18"><text:span text:style-name="Strong_20_Emphasis"><text:span text:style-name="T8">JavaScript / TypeScript</text:span></text:span><text:span text:style-name="T8"> ⭐⭐⭐</text:span></text:p>
        </text:list-item>
        <text:list-item>
          <text:p text:style-name="P18"><text:span text:style-name="Strong_20_Emphasis"><text:span text:style-name="T8">Vue</text:span></text:span><text:span text:style-name="T8"> ⭐</text:span></text:p>
        </text:list-item>
      </text:list>
      <text:p text:style-name="Horizontal_20_Line"/>
      <text:h text:style-name="Heading_20_2" text:outline-level="2"><text:span text:style-name="Strong_20_Emphasis"><text:span text:style-name="T19">DevOps &amp; Cloud</text:span></text:span></text:h>
      <text:list text:style-name="L8">
        <text:list-item>
          <text:p text:style-name="P19"><text:span text:style-name="Strong_20_Emphasis"><text:span text:style-name="T8">Docker</text:span></text:span><text:span text:style-name="T8"> ⭐⭐⭐</text:span></text:p>
        </text:list-item>
        <text:list-item>
          <text:p text:style-name="P19"><text:span text:style-name="Strong_20_Emphasis"><text:span text:style-name="T8">CI/CD</text:span></text:span><text:span text:style-name="T8"> ⭐⭐</text:span></text:p>
        </text:list-item>
        <text:list-item>
          <text:p text:style-name="P19"><text:span text:style-name="Strong_20_Emphasis"><text:span text:style-name="T8">NGINX</text:span></text:span><text:span text:style-name="T8"> ⭐</text:span></text:p>
        </text:list-item>
        <text:list-item>
          <text:p text:style-name="P19"><text:span text:style-name="Strong_20_Emphasis"><text:span text:style-name="T8">MinIO</text:span></text:span><text:span text:style-name="T8"> ⭐</text:span></text:p>
        </text:list-item>
        <text:list-item>
          <text:p text:style-name="P19"><text:span text:style-name="Strong_20_Emphasis"><text:span text:style-name="T8">Cloud Architecture (general)</text:span></text:span><text:span text:style-name="T8"> ⭐⭐</text:span></text:p>
        </text:list-item>
        <text:list-item>
          <text:p text:style-name="P19"><text:span text:style-name="Strong_20_Emphasis"><text:span text:style-name="T8">Git</text:span></text:span><text:span text:style-name="T8"> ⭐⭐⭐</text:span></text:p>
        </text:list-item>
      </text:list>
      <text:p text:style-name="Horizontal_20_Line"/>
      <text:h text:style-name="Heading_20_2" text:outline-level="2"><text:span text:style-name="Strong_20_Emphasis"><text:span text:style-name="T19">AI, Data &amp; Integrations</text:span></text:span></text:h>
      <text:list text:style-name="L9">
        <text:list-item>
          <text:p text:style-name="P20"><text:span text:style-name="Strong_20_Emphasis"><text:span text:style-name="T3">AI Model Integration</text:span></text:span><text:span text:style-name="T3"> ⭐⭐</text:span></text:p>
        </text:list-item>
        <text:list-item>
          <text:p text:style-name="P20"><text:span text:style-name="Strong_20_Emphasis"><text:span text:style-name="T3">Data Processing &amp; ETL</text:span></text:span><text:span text:style-name="T3"> ⭐⭐</text:span></text:p>
        </text:list-item>
        <text:list-item>
          <text:p text:style-name="P20"><text:span text:style-name="Strong_20_Emphasis"><text:span text:style-name="T3">3rd-party API Integration (e.g., NASA NC4, ANA)</text:span></text:span><text:span text:style-name="T3"> ⭐⭐⭐</text:span></text:p>
        </text:list-item>
      </text:list>
      <text:p text:style-name="Horizontal_20_Line"/>
      <text:h text:style-name="Heading_20_2" text:outline-level="2"><text:span text:style-name="Strong_20_Emphasis"><text:span text:style-name="T19">Software Engineering Practices</text:span></text:span></text:h>
      <text:list text:style-name="L10">
        <text:list-item>
          <text:p text:style-name="P21"><text:span text:style-name="Strong_20_Emphasis"><text:span text:style-name="T3">Scrum</text:span></text:span><text:span text:style-name="T3"> ⭐⭐⭐</text:span></text:p>
        </text:list-item>
        <text:list-item>
          <text:p text:style-name="P21"><text:span text:style-name="Strong_20_Emphasis"><text:span text:style-name="T3">Clean Code</text:span></text:span><text:span text:style-name="T3"> ⭐⭐</text:span></text:p>
        </text:list-item>
        <text:list-item>
          <text:p text:style-name="P21"><text:span text:style-name="Strong_20_Emphasis"><text:span text:style-name="T3">UML Diagrams</text:span></text:span><text:span text:style-name="T3"> ⭐⭐</text:span></text:p>
        </text:list-item>
        <text:list-item>
          <text:p text:style-name="P21"><text:span text:style-name="Strong_20_Emphasis"><text:span text:style-name="T3">TDD</text:span></text:span><text:span text:style-name="T3"> ⭐⭐</text:span></text:p>
        </text:list-item>
        <text:list-item>
          <text:p text:style-name="P21"><text:span text:style-name="Strong_20_Emphasis"><text:span text:style-name="T3">Clean Architecture</text:span></text:span><text:span text:style-name="T3"> ⭐</text:span></text:p>
        </text:list-item>
        <text:list-item>
          <text:p text:style-name="P21"><text:span text:style-name="Strong_20_Emphasis"><text:span text:style-name="T3">Design Patterns</text:span></text:span><text:span text:style-name="T3"> ⭐</text:span></text:p>
        </text:list-item>
        <text:list-item>
          <text:p text:style-name="P21"><text:span text:style-name="Strong_20_Emphasis"><text:span text:style-name="T3">BDD + Cucumber</text:span></text:span><text:span text:style-name="T3"> ⭐</text:span></text:p>
        </text:list-item>
      </text:list>
      <text:h text:style-name="P4" text:outline-level="3"><text:span text:style-name="Emphasis"/></text:h>
      <text:p text:style-name="Horizontal_20_Line"/>
      <text:h text:style-name="Heading_20_3" text:outline-level="3">🌟 <text:span text:style-name="T13">6</text:span><text:span text:style-name="Strong_20_Emphasis">. </text:span><text:span text:style-name="Strong_20_Emphasis"><text:span text:style-name="T18">A</text:span></text:span><text:span text:style-name="Strong_20_Emphasis"><text:span text:style-name="T13">wards</text:span></text:span></text:h>
      <text:p text:style-name="P8"><text:tab/>✦ First place among the best Software Engineering dissertations in Brazil (CTD-ES at SBES 2023)<text:line-break/><text:tab/>✦ Top 3 best papers published at the ACM/IEEE International Symposium on Empirical Software Engineering and Measurement (ESEM 2019)</text:p>
      <text:p text:style-name="Horizontal_20_Line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05T20:57:40.708000000</meta:creation-date>
    <dc:date>2025-11-15T17:26:22.896000000</dc:date>
    <meta:editing-duration>PT3H2M19S</meta:editing-duration>
    <meta:editing-cycles>13</meta:editing-cycles>
    <meta:generator>LibreOffice/24.2.4.2$Windows_X86_64 LibreOffice_project/51a6219feb6075d9a4c46691dcfe0cd9c4fff3c2</meta:generator>
    <meta:document-statistic meta:table-count="0" meta:image-count="0" meta:object-count="0" meta:page-count="4" meta:paragraph-count="75" meta:word-count="559" meta:character-count="3531" meta:non-whitespace-character-count="3089"/>
  </office:meta>
</office:document-meta>
</file>